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7.3228in"/>
        </style:tab-stops>
      </style:paragraph-properties>
    </style:style>
    <style:style style:name="P2" style:family="paragraph" style:parent-style-name="Heading_20_1">
      <style:paragraph-properties fo:margin-top="0.1264in" fo:margin-bottom="0in" style:contextual-spacing="false">
        <style:tab-stops>
          <style:tab-stop style:position="7.3228in"/>
        </style:tab-stops>
      </style:paragraph-properties>
    </style:style>
    <style:style style:name="P3" style:family="paragraph" style:parent-style-name="Heading_20_1">
      <style:paragraph-properties fo:margin-top="0.1217in" fo:margin-bottom="0in" style:contextual-spacing="false">
        <style:tab-stops>
          <style:tab-stop style:position="7.3228in"/>
        </style:tab-stops>
      </style:paragraph-properties>
    </style:style>
    <style:style style:name="P4" style:family="paragraph" style:parent-style-name="Heading_20_1">
      <style:paragraph-properties fo:margin-top="0.1728in" fo:margin-bottom="0in" style:contextual-spacing="false"/>
    </style:style>
    <style:style style:name="P5" style:family="paragraph" style:parent-style-name="List_20_Paragraph" style:list-style-name="WWNum1">
      <style:paragraph-properties fo:margin-left="0.1327in" fo:margin-right="0in" fo:margin-top="0.0799in" fo:margin-bottom="0in" style:contextual-spacing="false" fo:text-indent="-0.0547in" style:auto-text-indent="false">
        <style:tab-stops>
          <style:tab-stop style:position="0.1335in"/>
          <style:tab-stop style:position="5.8925in"/>
          <style:tab-stop style:position="6.6283in"/>
        </style:tab-stops>
      </style:paragraph-properties>
    </style:style>
    <style:style style:name="P6" style:family="paragraph" style:parent-style-name="List_20_Paragraph" style:list-style-name="WWNum1">
      <style:paragraph-properties fo:margin-left="0.1327in" fo:margin-right="0in" fo:margin-top="0.0862in" fo:margin-bottom="0in" style:contextual-spacing="false" fo:text-indent="-0.0547in" style:auto-text-indent="false">
        <style:tab-stops>
          <style:tab-stop style:position="6.0071in"/>
        </style:tab-stops>
      </style:paragraph-properties>
    </style:style>
    <style:style style:name="P7" style:family="paragraph" style:parent-style-name="List_20_Paragraph" style:list-style-name="WWNum1">
      <style:paragraph-properties fo:margin-top="0.0217in" fo:margin-bottom="0in" style:contextual-spacing="false">
        <style:tab-stops>
          <style:tab-stop style:position="0.328in"/>
        </style:tab-stops>
      </style:paragraph-properties>
    </style:style>
    <style:style style:name="P8" style:family="paragraph" style:parent-style-name="List_20_Paragraph" style:list-style-name="WWNum1">
      <style:paragraph-properties fo:margin-left="0.1327in" fo:margin-right="0in" fo:margin-top="0.0709in" fo:margin-bottom="0in" style:contextual-spacing="false" fo:text-indent="-0.0547in" style:auto-text-indent="false">
        <style:tab-stops>
          <style:tab-stop style:position="0.1335in"/>
          <style:tab-stop style:position="5.8854in"/>
        </style:tab-stops>
      </style:paragraph-properties>
    </style:style>
    <style:style style:name="P9" style:family="paragraph" style:parent-style-name="List_20_Paragraph" style:list-style-name="WWNum1">
      <style:paragraph-properties fo:margin-left="0.1327in" fo:margin-right="0in" fo:margin-top="0.0709in" fo:margin-bottom="0in" style:contextual-spacing="false" fo:text-indent="-0.0547in" style:auto-text-indent="false">
        <style:tab-stops>
          <style:tab-stop style:position="0.1335in"/>
          <style:tab-stop style:position="5.8925in"/>
        </style:tab-stops>
      </style:paragraph-properties>
    </style:style>
    <style:style style:name="P10" style:family="paragraph" style:parent-style-name="Standard">
      <style:paragraph-properties fo:margin-left="1.0543in" fo:margin-right="0in" fo:margin-top="0.0575in" fo:margin-bottom="0in" style:contextual-spacing="false" fo:text-indent="0in" style:auto-text-indent="false">
        <style:tab-stops>
          <style:tab-stop style:position="6.3055in"/>
        </style:tab-stops>
      </style:paragraph-properties>
    </style:style>
    <style:style style:name="P11" style:family="paragraph" style:parent-style-name="Standard">
      <style:paragraph-properties fo:margin-left="1.0543in" fo:margin-right="0in" fo:margin-top="0.0035in" fo:margin-bottom="0in" style:contextual-spacing="false" fo:text-indent="0in" style:auto-text-indent="false">
        <style:tab-stops>
          <style:tab-stop style:position="5.8957in"/>
        </style:tab-stops>
      </style:paragraph-properties>
    </style:style>
    <style:style style:name="P12" style:family="paragraph" style:parent-style-name="Standard">
      <style:paragraph-properties fo:margin-left="1.0543in" fo:margin-right="0in" fo:margin-top="0.0126in" fo:margin-bottom="0in" style:contextual-spacing="false" fo:text-indent="0in" style:auto-text-indent="false">
        <style:tab-stops>
          <style:tab-stop style:position="5.8681in"/>
        </style:tab-stops>
      </style:paragraph-properties>
    </style:style>
    <style:style style:name="P13" style:family="paragraph" style:parent-style-name="Standard">
      <style:paragraph-properties fo:margin-left="1.0543in" fo:margin-right="0in" fo:margin-top="0.0126in" fo:margin-bottom="0in" style:contextual-spacing="false" fo:text-indent="0in" style:auto-text-indent="false">
        <style:tab-stops>
          <style:tab-stop style:position="6.7189in"/>
        </style:tab-stops>
      </style:paragraph-properties>
    </style:style>
    <style:style style:name="P14" style:family="paragraph" style:parent-style-name="Standard">
      <style:paragraph-properties fo:margin-left="0.1319in" fo:margin-right="0in" fo:margin-top="0.0398in" fo:margin-bottom="0in" style:contextual-spacing="false" fo:text-indent="0in" style:auto-text-indent="false">
        <style:tab-stops>
          <style:tab-stop style:position="5.9in"/>
        </style:tab-stops>
      </style:paragraph-properties>
    </style:style>
    <style:style style:name="P15" style:family="paragraph" style:parent-style-name="Standard">
      <style:paragraph-properties fo:margin-left="0.1319in" fo:margin-right="0in" fo:margin-top="0.0398in" fo:margin-bottom="0in" style:contextual-spacing="false" fo:text-indent="0in" style:auto-text-indent="false">
        <style:tab-stops>
          <style:tab-stop style:position="6.8126in"/>
        </style:tab-stops>
      </style:paragraph-properties>
    </style:style>
    <style:style style:name="P16" style:family="paragraph" style:parent-style-name="Standard">
      <style:paragraph-properties fo:margin-left="0.1283in" fo:margin-right="0in" fo:text-indent="0in" style:auto-text-indent="false"/>
    </style:style>
    <style:style style:name="P17" style:family="paragraph" style:parent-style-name="Standard">
      <style:paragraph-properties fo:margin-left="0.1283in" fo:margin-right="0in" fo:margin-top="0.0035in" fo:margin-bottom="0in" style:contextual-spacing="false" fo:text-indent="0in" style:auto-text-indent="false"/>
    </style:style>
    <style:style style:name="P18" style:family="paragraph" style:parent-style-name="Standard">
      <style:paragraph-properties fo:margin-left="0.078in" fo:margin-right="0in" fo:margin-top="0.0744in" fo:margin-bottom="0in" style:contextual-spacing="false" fo:text-indent="0in" style:auto-text-indent="false">
        <style:tab-stops>
          <style:tab-stop style:position="0.1335in"/>
          <style:tab-stop style:position="6.4453in"/>
        </style:tab-stops>
      </style:paragraph-properties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6pt" fo:letter-spacing="-0.0008in" style:font-size-asian="16pt" style:language-asian="zh" style:country-asian="CN" style:font-name-complex="Times New Roman1" style:font-size-complex="16pt"/>
    </style:style>
    <style:style style:name="T2" style:family="text">
      <style:text-properties style:font-name="Times New Roman" fo:font-size="14pt" fo:font-weight="bold" style:font-size-asian="14pt" style:language-asian="zh" style:country-asian="CN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style:font-name-complex="Times New Roman1" style:text-scale="105%"/>
    </style:style>
    <style:style style:name="T5" style:family="text">
      <style:text-properties style:font-name="Times New Roman" style:font-name-complex="Times New Roman1" style:text-scale="125%"/>
    </style:style>
    <style:style style:name="T6" style:family="text">
      <style:text-properties style:font-name="Times New Roman" style:font-name-complex="Times New Roman1" style:text-scale="130%"/>
    </style:style>
    <style:style style:name="T7" style:family="text">
      <style:text-properties style:font-name="Times New Roman" style:language-asian="zh" style:country-asian="CN" style:font-name-complex="Times New Roman1"/>
    </style:style>
    <style:style style:name="T8" style:family="text">
      <style:text-properties style:font-name="Times New Roman" style:language-asian="zh" style:country-asian="CN" style:font-name-complex="Times New Roman1" style:text-scale="105%"/>
    </style:style>
    <style:style style:name="T9" style:family="text">
      <style:text-properties style:font-name="Times New Roman" style:language-asian="zh" style:country-asian="CN" style:font-name-complex="Times New Roman1" style:font-weight-complex="bold"/>
    </style:style>
    <style:style style:name="T10" style:family="text">
      <style:text-properties style:font-name="Times New Roman" style:text-underline-style="none" style:font-name-complex="Times New Roman1"/>
    </style:style>
    <style:style style:name="T11" style:family="text">
      <style:text-properties style:font-name="Times New Roman" style:font-name-asian="宋体" style:language-asian="zh" style:country-asian="CN" style:font-name-complex="Times New Roman1"/>
    </style:style>
    <style:style style:name="T12" style:family="text">
      <style:text-properties style:font-name="Times New Roman" style:font-name-asian="宋体" style:language-asian="zh" style:country-asian="CN" style:font-name-complex="Times New Roman1" style:text-scale="105%"/>
    </style:style>
    <style:style style:name="T13" style:family="text">
      <style:text-properties style:font-name="Times New Roman" fo:font-size="9pt" fo:font-style="italic" fo:font-weight="bold" style:font-size-asian="9pt" style:font-style-asian="italic" style:font-weight-asian="bold" style:font-name-complex="Times New Roman1"/>
    </style:style>
    <style:style style:name="T14" style:family="text">
      <style:text-properties style:font-name="Times New Roman" fo:font-size="9pt" fo:font-style="italic" style:font-size-asian="9pt" style:font-style-asian="italic" style:font-name-complex="Times New Roman1"/>
    </style:style>
    <style:style style:name="T15" style:family="text">
      <style:text-properties style:font-name="Times New Roman" fo:font-size="9pt" fo:font-style="italic" style:font-size-asian="9pt" style:language-asian="zh" style:country-asian="CN" style:font-style-asian="italic" style:font-name-complex="Times New Roman1"/>
    </style:style>
    <style:style style:name="T16" style:family="text">
      <style:text-properties style:font-name="Times New Roman" fo:font-size="9pt" style:font-size-asian="9pt" style:font-name-complex="Times New Roman1"/>
    </style:style>
    <style:style style:name="T17" style:family="text">
      <style:text-properties style:font-name="Times New Roman" fo:font-size="9pt" style:font-size-asian="9pt" style:language-asian="zh" style:country-asian="CN" style:font-name-complex="Times New Roman1"/>
    </style:style>
    <style:style style:name="T18" style:family="text">
      <style:text-properties style:font-name="Times New Roman" fo:font-weight="bold" style:font-weight-asian="bold" style:font-name-complex="Times New Roman1"/>
    </style:style>
    <style:style style:name="T19" style:family="text">
      <style:text-properties style:font-name="Times New Roman" fo:font-weight="bold" style:font-weight-asian="bold" style:font-name-complex="Times New Roman1" style:text-scale="105%"/>
    </style:style>
    <style:style style:name="T20" style:family="text">
      <style:text-properties style:font-name="Times New Roman" fo:letter-spacing="0.0102in" fo:font-weight="bold" style:font-weight-asian="bold" style:font-name-complex="Times New Roman1" style:text-scale="105%"/>
    </style:style>
    <style:style style:name="T21" style:family="text">
      <style:text-properties style:font-name="Times New Roman" fo:letter-spacing="-0.0008in" fo:font-weight="bold" style:font-weight-asian="bold" style:font-name-complex="Times New Roman1"/>
    </style:style>
    <style:style style:name="T22" style:family="text">
      <style:text-properties style:font-name="Times New Roman" fo:letter-spacing="-0.0008in" style:font-name-complex="Times New Roman1" style:text-scale="125%"/>
    </style:style>
    <style:style style:name="T23" style:family="text">
      <style:text-properties style:font-name="Times New Roman" fo:font-style="italic" style:language-asian="zh" style:country-asian="CN" style:font-style-asian="italic" style:font-name-complex="Times New Roman1" style:font-weight-complex="bold" style:text-scale="95%"/>
    </style:style>
    <style:style style:name="T24" style:family="text">
      <style:text-properties style:font-name="Times New Roman" fo:font-style="italic" style:font-style-asian="italic" style:font-name-complex="Times New Roman1" style:font-weight-complex="bold" style:text-scale="95%"/>
    </style:style>
    <style:style style:name="T25" style:family="text">
      <style:text-properties style:font-name="Times New Roman" fo:font-style="italic" style:font-name-asian="宋体" style:language-asian="zh" style:country-asian="CN" style:font-style-asian="italic" style:font-name-complex="Times New Roman1" style:font-weight-complex="bold" style:text-scale="95%"/>
    </style:style>
    <style:style style:name="T26" style:family="text">
      <style:text-properties style:font-name="Times New Roman" fo:font-style="italic" style:font-name-asian="宋体" style:language-asian="zh" style:country-asian="CN" style:font-style-asian="italic" style:font-name-complex="Times New Roman1" style:text-scale="95%"/>
    </style:style>
    <style:style style:name="T27" style:family="text">
      <style:text-properties style:font-name="Times New Roman" fo:font-size="10pt" style:font-size-asian="10pt" style:font-name-complex="Times New Roman1"/>
    </style:style>
    <style:style style:name="T28" style:family="text">
      <style:text-properties style:font-name="Times New Roman" fo:font-size="10pt" style:font-size-asian="10pt" style:font-name-complex="Times New Roman1" style:text-scale="95%"/>
    </style:style>
    <style:style style:name="T29" style:family="text">
      <style:text-properties style:font-name="Times New Roman" fo:font-size="10pt" style:font-size-asian="10pt" style:language-asian="zh" style:country-asian="CN" style:font-name-complex="Times New Roman1"/>
    </style:style>
    <style:style style:name="T30" style:family="text">
      <style:text-properties style:font-name="Times New Roman" fo:font-size="10pt" style:font-size-asian="10pt" style:language-asian="zh" style:country-asian="CN" style:font-name-complex="Times New Roman1" style:text-scale="95%"/>
    </style:style>
    <style:style style:name="T31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32" style:family="text">
      <style:text-properties style:font-name="Times New Roman" fo:font-size="10pt" fo:font-weight="bold" style:font-size-asian="10pt" style:font-weight-asian="bold" style:font-name-complex="Times New Roman1" style:text-scale="95%"/>
    </style:style>
    <style:style style:name="T33" style:family="text">
      <style:text-properties style:font-name="Times New Roman" fo:font-size="10pt" fo:letter-spacing="-0.0008in" fo:font-weight="bold" style:font-size-asian="10pt" style:font-weight-asian="bold" style:font-name-complex="Times New Roman1" style:text-scale="95%"/>
    </style:style>
    <style:style style:name="T34" style:family="text">
      <style:text-properties style:font-name="Times New Roman" fo:font-size="10pt" fo:letter-spacing="0.0016in" fo:font-weight="bold" style:font-size-asian="10pt" style:font-weight-asian="bold" style:font-name-complex="Times New Roman1" style:text-scale="95%"/>
    </style:style>
    <style:style style:name="T35" style:family="text">
      <style:text-properties style:font-name="Times New Roman" fo:font-size="10pt" fo:letter-spacing="0.0118in" fo:font-weight="bold" style:font-size-asian="10pt" style:font-weight-asian="bold" style:font-name-complex="Times New Roman1" style:text-scale="95%"/>
    </style:style>
    <style:style style:name="T36" style:family="text">
      <style:text-properties style:font-name="Times New Roman" fo:font-size="10pt" style:font-name-asian="宋体" style:font-size-asian="10pt" style:font-name-complex="Times New Roman1"/>
    </style:style>
    <style:style style:name="T37" style:family="text">
      <style:text-properties style:font-name="Times New Roman" fo:font-size="10pt" fo:font-style="italic" style:font-size-asian="10pt" style:font-style-asian="italic" style:font-name-complex="Times New Roman1"/>
    </style:style>
    <style:style style:name="T38" style:family="text">
      <style:text-properties style:font-name="Times New Roman" style:text-underline-style="none" style:font-name-complex="Times New Roman1"/>
    </style:style>
    <style:style style:name="T39" style:family="text">
      <style:text-properties style:font-name="Times New Roman" style:text-underline-style="none" style:font-name-complex="Times New Roman1" style:text-scale="120%"/>
    </style:style>
    <style:style style:name="T40" style:family="text">
      <style:text-properties style:font-name="Times New Roman" fo:letter-spacing="0.0425in" style:text-underline-style="none" style:font-name-complex="Times New Roman1" style:text-scale="120%"/>
    </style:style>
    <style:style style:name="T41" style:family="text">
      <style:text-properties style:font-name="Times New Roman" fo:letter-spacing="0.0429in" style:text-underline-style="none" style:font-name-complex="Times New Roman1" style:text-scale="120%"/>
    </style:style>
    <style:style style:name="T42" style:family="text">
      <style:text-properties style:font-name="Times New Roman" fo:letter-spacing="-0.002in" style:font-name-complex="Times New Roman1" style:text-scale="125%"/>
    </style:style>
    <style:style style:name="T43" style:family="text">
      <style:text-properties style:font-name="Times New Roman" fo:letter-spacing="-0.0016in" style:font-name-complex="Times New Roman1" style:text-scale="125%"/>
    </style:style>
    <style:style style:name="T44" style:family="text">
      <style:text-properties fo:font-variant="small-caps" style:font-name="Times New Roman" style:font-name-complex="Times New Roman1"/>
    </style:style>
    <style:style style:name="T45" style:family="text">
      <style:text-properties fo:font-variant="small-caps" style:font-name="Times New Roman" style:font-name-complex="Times New Roman1" style:text-scale="125%"/>
    </style:style>
    <style:style style:name="T46" style:family="text">
      <style:text-properties fo:font-variant="small-caps" style:font-name="Times New Roman" style:font-name-complex="Times New Roman1" style:text-scale="130%"/>
    </style:style>
    <style:style style:name="T47" style:family="text">
      <style:text-properties fo:font-variant="small-caps" style:font-name="Times New Roman" style:text-underline-style="none" style:font-name-complex="Times New Roman1" style:text-scale="120%"/>
    </style:style>
    <style:style style:name="T48" style:family="text">
      <style:text-properties fo:font-variant="small-caps" style:font-name="Times New Roman" fo:letter-spacing="-0.0008in" style:font-name-complex="Times New Roman1" style:text-scale="125%"/>
    </style:style>
    <style:style style:name="gr1" style:family="graphic">
      <style:graphic-properties draw:stroke="solid" svg:stroke-width="0.0055in" svg:stroke-color="#000000" draw:stroke-linejoin="round" svg:stroke-linecap="butt" draw:fill="none" draw:textarea-horizontal-align="center" draw:textarea-vertical-align="top" draw:auto-grow-height="false" fo:padding-top="0.0028in" fo:padding-bottom="0.0028in" fo:padding-left="0.0028in" fo:padding-right="0.0028in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/></text:p>
      <text:h text:style-name="P1" text:outline-level="1"><text:bookmark text:name="Education"/><text:span text:style-name="T5">ED</text:span><text:span text:style-name="T45">UCATIO</text:span><text:span text:style-name="T5">N</text:span><text:span text:style-name="T3"><text:tab/></text:span></text:h>
      <text:list xml:id="list639191522" text:style-name="WWNum1">
        <text:list-item>
          <text:p text:style-name="P5"><text:span text:style-name="T4">University of South Carolina</text:span><text:span text:style-name="T12">(undergraduate)</text:span><text:span text:style-name="T4"><text:tab/></text:span><text:span text:style-name="T13">2019~now</text:span><text:span text:style-name="T19"> Position,</text:span><text:span text:style-name="T20"> </text:span></text:p>
        </text:list-item>
      </text:list>
      <text:p text:style-name="P14"><text:span text:style-name="T8">Columbia</text:span><text:span text:style-name="T12">，SC</text:span><text:span text:style-name="T14"><text:tab/><text:tab/><text:tab/> <text:s text:c="7"/></text:span><text:span text:style-name="T16">GPA:3.3</text:span></text:p>
      <text:h text:style-name="P2" text:outline-level="1"><text:bookmark text:name="Experience"/><text:span text:style-name="T6">EX</text:span><text:span text:style-name="T46">PERIE</text:span><text:span text:style-name="T6">NC</text:span><text:span text:style-name="T46">E</text:span><text:span text:style-name="T44"><text:tab/></text:span></text:h>
      <text:list xml:id="list81217593872886" text:continue-numbering="true" text:style-name="WWNum1">
        <text:list-item>
          <text:p text:style-name="P6"><text:span text:style-name="T21">Baishan Cloud Technology Co., Ltd.</text:span><text:span text:style-name="T18"> <text:tab/></text:span><text:span text:style-name="T9">Aug</text:span><text:span text:style-name="T23">2</text:span><text:span text:style-name="T24">019</text:span><text:span text:style-name="T25">~</text:span><text:span text:style-name="T26">April2020</text:span></text:p>
        </text:list-item>
      </text:list>
      <text:p text:style-name="P15"><text:span text:style-name="T15">I</text:span><text:span text:style-name="T14">ntern<text:tab/></text:span><text:span text:style-name="T17">Xiamen</text:span></text:p>
      <text:list xml:id="list81218716892490" text:continue-numbering="true" text:style-name="WWNum1">
        <text:list-item>
          <text:list>
            <text:list-item>
              <text:p text:style-name="P7"><text:span text:style-name="T27">Research other companies Serverless edge cloud platforms</text:span></text:p>
            </text:list-item>
          </text:list>
        </text:list-item>
      </text:list>
      <text:h text:style-name="P4" text:outline-level="1"><text:bookmark-start text:name="Personal_Projects"/><text:bookmark-start text:name="Technical_Skills_and_Interests"/><draw:line text:anchor-type="char" draw:z-index="0" draw:style-name="gr1" draw:text-style-name="P19" svg:x1="0.552in" svg:y1="0.3925in" svg:x2="7.7957in" svg:y2="0.3925in"><text:p/></draw:line><text:bookmark-end text:name="Personal_Projects"/><text:bookmark-end text:name="Technical_Skills_and_Interests"/><text:span text:style-name="T39">T</text:span><text:span text:style-name="T47">ECH</text:span><text:span text:style-name="T39">N</text:span><text:span text:style-name="T47">ICAL</text:span><text:span text:style-name="T40"> </text:span><text:span text:style-name="T39">S</text:span><text:span text:style-name="T47">KILL</text:span><text:span text:style-name="T39">S</text:span><text:span text:style-name="T41"> </text:span><text:span text:style-name="T39">AND</text:span><text:span text:style-name="T41"> </text:span><text:span text:style-name="T39">IN</text:span><text:span text:style-name="T47">TERE</text:span><text:span text:style-name="T39">S</text:span><text:span text:style-name="T47">T</text:span><text:span text:style-name="T39">S</text:span></text:h>
      <text:p text:style-name="P16"><text:span text:style-name="T31">Languages</text:span><text:span text:style-name="T27">: </text:span><text:span text:style-name="T29">Java</text:span></text:p>
      <text:p text:style-name="P16"><text:span text:style-name="T33">Developer</text:span><text:span text:style-name="T34"> </text:span><text:span text:style-name="T32">Tools</text:span><text:span text:style-name="T28">: </text:span><text:span text:style-name="T30">Eclipse</text:span></text:p>
      <text:p text:style-name="P17"><text:span text:style-name="T31">Cloud/Databases</text:span><text:span text:style-name="T27">: </text:span><text:span text:style-name="T29">Github</text:span></text:p>
      <text:p text:style-name="P17"><text:span text:style-name="T32">Areas</text:span><text:span text:style-name="T35"> </text:span><text:span text:style-name="T32">of</text:span><text:span text:style-name="T35"> </text:span><text:span text:style-name="T32">Interest</text:span><text:span text:style-name="T28">:</text:span><text:span text:style-name="T3"> </text:span><text:span text:style-name="T7">Video game</text:span><text:span text:style-name="T11">, Movie</text:span></text:p>
      <text:h text:style-name="P3" text:outline-level="1"><text:bookmark text:name="Positions_of_Responsibility"/><text:span text:style-name="T22">POS</text:span><text:span text:style-name="T48">ITIO</text:span><text:span text:style-name="T22">NS</text:span><text:span text:style-name="T42"> </text:span><text:span text:style-name="T5">OF</text:span><text:span text:style-name="T43"> </text:span><text:span text:style-name="T5">R</text:span><text:span text:style-name="T45">E</text:span><text:span text:style-name="T5">S</text:span><text:span text:style-name="T45">PO</text:span><text:span text:style-name="T5">NS</text:span><text:span text:style-name="T45">IBILITY</text:span><text:span text:style-name="T44"><text:tab/></text:span></text:h>
      <text:list xml:id="list81218931820852" text:continue-numbering="true" text:style-name="WWNum1">
        <text:list-item>
          <text:p text:style-name="P8"><text:span text:style-name="T19">Position,</text:span><text:span text:style-name="T20"> </text:span><text:span text:style-name="T4">Inter</text:span><text:span text:style-name="T8">n</text:span><text:bookmark text:name="_GoBack"/><text:span text:style-name="T4">. <text:s text:c="106"/>February 2023 to </text:span><text:span text:style-name="T8">May</text:span><text:span text:style-name="T4"> 2024</text:span></text:p>
        </text:list-item>
        <text:list-item>
          <text:p text:style-name="P9"><text:span text:style-name="T19">Position,</text:span><text:span text:style-name="T20"> </text:span><text:span text:style-name="T4">Front-end engineer <text:s text:c="84"/>February 2023 to </text:span><text:span text:style-name="T8">May</text:span><text:span text:style-name="T4"> 2024</text:span></text:p>
        </text:list-item>
      </text:list>
      <text:p text:style-name="P18"><text:bookmark text:name="Achievement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宋体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Georgia" fo:font-family="Georgia" style:font-family-generic="roman" style:font-pitch="variable"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272in" fo:margin-right="0in" fo:margin-top="0.0055in" fo:margin-bottom="0in" style:contextual-spacing="false" fo:text-indent="-0.1272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783in" fo:margin-right="0in" fo:margin-top="0.0008in" fo:margin-bottom="0in" style:contextual-spacing="false" fo:text-indent="0in" style:auto-text-indent="false"/>
      <style:text-properties style:font-name="Cambria" fo:font-family="Cambria" style:font-family-generic="roman" style:font-pitch="variable" fo:font-size="12pt" style:text-underline-style="solid" style:text-underline-width="auto" style:text-underline-color="#000000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327in" fo:margin-right="0in" fo:margin-top="0.0791in" fo:margin-bottom="0in" style:contextual-spacing="false" fo:text-indent="-0.0547in" style:auto-text-indent="false"/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0.1327in" fo:margin-right="0in" fo:margin-top="0.0055in" fo:margin-bottom="0in" style:contextual-spacing="false" fo:text-indent="-0.0547in" style:auto-text-indent="fals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fo:font-size="5pt" fo:letter-spacing="-0.0008in" fo:language="en" fo:country="US" fo:font-style="italic" style:font-name-asian="Arial1" style:font-family-asian="Arial" style:font-family-generic-asian="system" style:font-pitch-asian="variable" style:font-size-asian="5pt" style:language-asian="en" style:country-asian="US" style:font-style-asian="italic" style:font-name-complex="Arial1" style:font-family-complex="Arial" style:font-family-generic-complex="system" style:font-pitch-complex="variable" style:font-size-complex="5pt" style:language-complex="ar" style:country-complex="SA" style:font-style-complex="italic" style:text-scale="181%"/>
    </style:style>
    <style:style style:name="ListLabel_20_2" style:display-name="ListLabel 2" style:family="text">
      <style:text-properties fo:font-size="10pt" fo:language="en" fo:country="U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3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0543in" fo:margin-left="0.1327in"/>
        </style:list-level-properties>
        <style:text-properties fo:font-family="Arial"/>
      </text:list-level-style-bullet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fo:text-indent="-0.1272in" fo:margin-left="0.3272in"/>
        </style:list-level-properties>
        <style:text-properties fo:font-family="Aria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272in" fo:margin-left="1.1173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272in" fo:margin-left="1.902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272in" fo:margin-left="2.686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272in" fo:margin-left="3.4709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272in" fo:margin-left="4.2547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272in" fo:margin-left="5.039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272in" fo:margin-left="5.823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665in" fo:margin-left="0.3937in" fo:margin-right="0.3937in" style:writing-mode="lr-tb" style:layout-grid-color="#c0c0c0" style:layout-grid-lines="272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3-02-13T03:29:00</meta:creation-date>
    <dc:date>2023-07-20T08:12:17.200722993</dc:date>
    <meta:editing-duration>PT26M18S</meta:editing-duration>
    <meta:generator>LibreOffice/7.3.7.2$Linux_X86_64 LibreOffice_project/30$Build-2</meta:generator>
    <meta:document-statistic meta:table-count="0" meta:image-count="0" meta:object-count="0" meta:page-count="1" meta:paragraph-count="15" meta:word-count="67" meta:character-count="683" meta:non-whitespace-character-count="433"/>
    <meta:user-defined meta:name="AppVersion">16.0000</meta:user-defined>
    <meta:user-defined meta:name="Created" meta:value-type="date">2023-02-13T00:00:00</meta:user-defined>
    <meta:user-defined meta:name="Creator">LaTeX with hyperref</meta:user-defined>
    <meta:user-defined meta:name="LastSaved" meta:value-type="date">2023-02-13T00:00:00</meta:user-defined>
    <meta:template xlink:type="simple" xlink:actuate="onRequest" xlink:title="Normal.dotm" xlink:href=""/>
  </office:meta>
</office:document-meta>
</file>